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face style:name="Lohit Hindi" svg:font-family="'Lohit Hind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officeooo:rsid="00004b53"/>
    </style:style>
    <style:style style:name="P2" style:family="paragraph" style:parent-style-name="Standard">
      <style:text-properties officeooo:rsid="00004b53" officeooo:paragraph-rsid="00004b53"/>
    </style:style>
    <style:style style:name="P3" style:family="paragraph" style:parent-style-name="Standard" style:list-style-name="L1">
      <style:text-properties officeooo:rsid="00004b53" officeooo:paragraph-rsid="00004b53"/>
    </style:style>
    <style:style style:name="P4" style:family="paragraph" style:parent-style-name="Standard" style:list-style-name="L1">
      <style:text-properties officeooo:rsid="00004b53" officeooo:paragraph-rsid="00057a28"/>
    </style:style>
    <style:style style:name="P5" style:family="paragraph" style:parent-style-name="Standard">
      <style:text-properties officeooo:rsid="00004b53" officeooo:paragraph-rsid="00057a28"/>
    </style:style>
    <style:style style:name="P6" style:family="paragraph" style:parent-style-name="Standard">
      <style:text-properties officeooo:rsid="00004b53" officeooo:paragraph-rsid="00069a94"/>
    </style:style>
    <style:style style:name="P7" style:family="paragraph" style:parent-style-name="Standard">
      <style:text-properties fo:font-weight="bold" style:font-weight-asian="bold" style:font-weight-complex="bold"/>
    </style:style>
    <style:style style:name="T1" style:family="text">
      <style:text-properties officeooo:rsid="00004b53"/>
    </style:style>
    <style:style style:name="T2" style:family="text">
      <style:text-properties officeooo:rsid="00011811"/>
    </style:style>
    <style:style style:name="T3" style:family="text">
      <style:text-properties officeooo:rsid="0002c9ee"/>
    </style:style>
    <style:style style:name="T4" style:family="text">
      <style:text-properties officeooo:rsid="00039652"/>
    </style:style>
    <style:style style:name="T5" style:family="text">
      <style:text-properties officeooo:rsid="0005113c"/>
    </style:style>
    <style:style style:name="T6" style:family="text">
      <style:text-properties officeooo:rsid="00057a28"/>
    </style:style>
    <style:style style:name="T7" style:family="text">
      <style:text-properties officeooo:rsid="00069a94"/>
    </style:style>
    <style:style style:name="T8" style:family="text">
      <style:text-properties officeooo:rsid="00087713"/>
    </style:style>
    <style:style style:name="T9" style:family="text">
      <style:text-properties officeooo:rsid="0008eafb"/>
    </style:style>
    <style:style style:name="T10" style:family="text">
      <style:text-properties officeooo:rsid="000a9919"/>
    </style:style>
    <style:style style:name="T11" style:family="text">
      <style:text-properties officeooo:rsid="000c4fd0"/>
    </style:style>
    <style:style style:name="T12" style:family="text">
      <style:text-properties officeooo:rsid="000ddf1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服务器端安全性架构提议<text:span text:style-name="T1">Server-Side Security Recommendations</text:span></text:p>
      <text:p text:style-name="P1"/>
      <text:p text:style-name="P1">一、权限分立 Division of Permissions</text:p>
      <text:p text:style-name="P1"><text:tab/>由于评测机（Client）和主控端（ Daemon）都架设在安全的内网且主控端享受半隔绝环境，我们推荐把安全验证任务交放给主控端。同时为了程序编写的便利，我们也应当把部分数据开放给网络应用（Web）端。于是作出如下建议。</text:p>
      <text:p text:style-name="P1"><text:tab/>Web端将可以自由的添加和删除如下实体：用户、题目。要求：当不可信的用户或者题目被加入时，它们是不被信任且不可使用的。Daemon 端拥有变更所有数据的权限，包括为 Web 添加的实体提权。</text:p>
      <text:p text:style-name="P2"><text:tab/>为此提议使用一下方法来结构化数据库：</text:p>
      <text:p text:style-name="P2"/>
      <text:list xml:id="list5186710788983392711" text:style-name="L1">
        <text:list-item>
          <text:p text:style-name="P3">数据库表格介绍<text:line-break/>我们建立两个数据库用户W（Web）和D（Daemon）。表格后方跟着权限。 <text:line-break/>un_user [W:RW,D:RW]<text:line-break/>un_user_meta [W:R,D:RW]<text:line-break/>un_problem [W:RW,D:RW]<text:line-break/>un_problem_meta [W:R,D:RW]</text:p>
        </text:list-item>
        <text:list-item>
          <text:p text:style-name="P3"><text:span text:style-name="T5">用户</text:span>流程</text:p>
          <text:list>
            <text:list-item>
              <text:p text:style-name="P3">建立一个新的用户<text:line-break/>Web端首先將用户的信息写入 un_user，此时用户尚未启用，亦无任何权限。用户将可以通过Web界面登录，但是无法进行评测或者提交问题回答。</text:p>
            </text:list-item>
            <text:list-item>
              <text:p text:style-name="P3">用户被赋予<text:span text:style-name="T2">META信息<text:line-break/></text:span><text:span text:style-name="T7">Web端建立用户的同时，</text:span><text:span text:style-name="T2">发送指令让Daemon对META信息进行计算并产生新的META记录。此时用户被赋予所有特殊和/或非特殊权限。高权限用户的META信息必须包含一套对un_user对应记录的简单哈希校验，其中需要包括 [uid:password:email]</text:span><text:span text:style-name="T3">。任何其中一项变更时，需要重新</text:span><text:span text:style-name="T4">发送命令</text:span><text:span text:style-name="T3">产生哈希校验。高权限用户需要被一个已有的高权限用户产生</text:span><text:span text:style-name="T8">，且权限不可超过生成用户本身。权限评级（0-255）规定了用户的权限等级†，0为最高权限用户，255为无特权用户。</text:span></text:p>
            </text:list-item>
            <text:list-item>
              <text:p text:style-name="P3"><text:span text:style-name="T3">破解抗击<text:line-break/>当</text:span><text:span text:style-name="T4">Web前段被破解，我们认为攻击者可以改变un_user数据，但是不能影响 un_meta。低权限的用户登录信息可能被更改，但是高权限用户即使被替换或者更改，也会导致其META记录无效而放弃。</text:span></text:p>
            </text:list-item>
            <text:list-item>
              <text:p text:style-name="P3"><text:span text:style-name="T4">高权限用户更改密码/E-Mail<text:line-break/>高权限用户更改密码时，必须先发送密码到Daemon认证并提出Meta更新请求。**由Daemon完成密码更改或 E-Mail更改**</text:span></text:p>
            </text:list-item>
          </text:list>
        </text:list-item>
        <text:list-item>
          <text:p text:style-name="P3"><text:span text:style-name="T4">题目流程</text:span></text:p>
          <text:list>
            <text:list-item>
              <text:p text:style-name="P3"><text:span text:style-name="T4">建立新的题目</text:span><text:span text:style-name="T5">，并记录题目文件信息，产生文件包等（考虑专有文件服务器）</text:span></text:p>
            </text:list-item>
            <text:list-item>
              <text:p text:style-name="P3"><text:span text:style-name="T5">题目被高权限用户通过Daemon激活，激活时产生出Problem Meta信息，其中必须包含一条题目状态（启用？待定？禁用）以及一个校验值，包括[prid:filehash:judgement（评测类型）]</text:span></text:p>
            </text:list-item>
            <text:list-item>
              <text:p text:style-name="P4"><text:span text:style-name="T5">破解抗击<text:line-break/>当</text:span><text:span text:style-name="T6">Web前端被破解，攻击者可以自由产生题目，但是题目不会被启用，评测代码也无法被执行。</text:span><text:soft-page-break/><text:span text:style-name="T6">当旧的题目文件被更改，filehash会变更，存储的Meta信息校验值将会失败，题目依然无法进行评测。</text:span></text:p>
            </text:list-item>
            <text:list-item>
              <text:p text:style-name="P4">更改题目需要高权限用户发送命令到<text:span text:style-name="T6">Daemon</text:span>， <text:span text:style-name="T6">Daemon读取现有题目信息产生相应的Meta。</text:span></text:p>
            </text:list-item>
          </text:list>
        </text:list-item>
      </text:list>
      <text:p text:style-name="P5"><text:span text:style-name="T6"/></text:p>
      <text:p text:style-name="P5"><text:span text:style-name="T6"><text:tab/>†权限评级</text:span><text:span text:style-name="T8">：权限评级是一个最直接的表示用户的权限的指标。它是一个 0-255之间的数字。数字越低权限越高。每一个评级的用户只能产生出</text:span><text:span text:style-name="T11">（通过创建或者提权）</text:span><text:span text:style-name="T8">级别比自己低的用户，比如评级为42的用户只能管理/创建评级 &gt; 42的用户。评级为255的用户无权创建用户，只能被创建。</text:span></text:p>
      <text:p text:style-name="P5"><text:span text:style-name="T8"><text:tab/><text:tab/>0级：超级管理员（Root），可掌控服务的一切，并创建1-255级的任何用户。理论上超级管理员只有一个，而且一般来说，除了服务器架设初始化的系统管理员，是不要开放账户给他人。</text:span></text:p>
      <text:p text:style-name="P5"><text:span text:style-name="T8"><text:tab/><text:tab/>1级</text:span><text:span text:style-name="T9">-3</text:span><text:span text:style-name="T8">级：管理员（Administrator），可掌控服务的一切设置</text:span><text:span text:style-name="T9">（不管有无相应CAPABILITY）</text:span><text:span text:style-name="T8">。区别在于1级管理员只能由超级管理员创建或任命</text:span><text:span text:style-name="T9">，其余管理员均可由管理员产生或任命。一般地，大部分管理员会集中在2级和3级。级别不同的权限基本相同。区别仅在于互相创建的区别。3级管理员无权创建新的管理组用户。</text:span></text:p>
      <text:p text:style-name="P5"><text:span text:style-name="T9"><text:tab/><text:tab/>4级-63级：特权用户（Privileged User），可以掌握一定特权。一般来说都能进入后台控制面板。权限高低由给予的 CAPABILITIES 属性决定。级别更高的用户未必能完成级别更低的用户完成的管理操作。</text:span></text:p>
      <text:p text:style-name="P5"><text:span text:style-name="T9"><text:tab/><text:tab/>64级-127级：预留特权用户（System Administration），可以拥有一些特殊的功能比如导出列表等，但是大部分设定在不能检查服务器信息。此处仅作参考。</text:span><text:span text:style-name="T11">【注意：此段内的用户如果没有被赋予拥有隔权删除的限制</text:span></text:p>
      <text:p text:style-name="P5"><text:span text:style-name="T9"><text:tab/><text:tab/>128级-253级：客户端自选</text:span><text:span text:style-name="T10">【注意128-253级用户有一个限制在于删除。128-253级别的用户除非赋予普通删除权限是不能删除级别比自己低的用户的</text:span><text:span text:style-name="T11">（即，不可删除任何用户）</text:span><text:span text:style-name="T10">】</text:span></text:p>
      <text:p text:style-name="P5"><text:span text:style-name="T9"><text:tab/><text:tab/>250级-253级：一般来说比较安全的Web端可以会选择此区段作为自己的控制用户，这样可以避免产生更高级的用户同时可以管理一些低级用户，如果需要更复杂的用户分组，可以自选任何128-253级</text:span><text:span text:style-name="T10">（附带普通删除权限）</text:span></text:p>
      <text:p text:style-name="P5"><text:span text:style-name="T9"><text:tab/><text:tab/>254级：普通用户。普通。普通用户不能创建新的用户，一般来说是由注册的客户端进行创建。可以评测，提交题目，不过提交的题目必须审核，审核题目的一般是&lt;64的特权用户（不过根据权限也可能是64-127的用户。</text:span></text:p>
      <text:p text:style-name="P5"><text:span text:style-name="T9"><text:tab/><text:tab/>255级：未验证的普通用户。用户在未认证时（无Meta信息）处于255级状态。</text:span></text:p>
      <text:p text:style-name="P6"><text:span text:style-name="T7"/></text:p>
      <text:p text:style-name="P6"><text:span text:style-name="T7">二、服务分隔 Separation of Services</text:span></text:p>
      <text:p text:style-name="P6"><text:span text:style-name="T7"><text:tab/>服务分隔可以有效控制一个服务被攻击而产生的破坏面。我们分为用户隔离（User-based Separation）和系统隔离（Systems separation）。用户隔离为同一台主机上运行多个低权限服务使用不同的低权限用户</text:span><text:span text:style-name="T8">，这样即使恶意者破坏其中一个服务，也无法影响整个系统的运行。系统隔离为把服务放到不同的系统运行</text:span><text:span text:style-name="T12">（虚拟或者实体机）</text:span><text:span text:style-name="T8">，这样即时一个系统被全面破解，也无法影响另一个系统的正常运行。</text:span></text:p>
      <text:p text:style-name="P6"><text:span text:style-name="T8"><text:tab/>服务分离的两大原则是：被分离的服务存在相互质疑（Mutual Distrust），围观被分离的服务之间的通讯无法有效的伪造新的通讯。</text:span></text:p>
      <text:p text:style-name="P6"><text:span text:style-name="T8"><text:tab/></text:span><text:span text:style-name="T11">在没有条件实现系统隔离时，可以选择安全度低的用户隔离。用户隔离无法实现时则可继续降低至不进行隔离。理论上软件安全到你不需要隔离，但是毕竟我们的裁断能力有限，为了您和用户的安全，最好实现最大限度的服务隔离。</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face style:name="Lohit Hindi" svg:font-family="'Lohit Hind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Microsoft Ya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size="14pt" style:font-name-asian="Microsoft Ya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Times New Roman"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Times New Roman"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06T23:03:47</meta:creation-date>
    <meta:editing-duration>P1DT1H50M44S</meta:editing-duration>
    <meta:editing-cycles>10</meta:editing-cycles>
    <meta:generator>LibreOffice/4.0.2.2$Linux_X86_64 LibreOffice_project/400m0$Build-2</meta:generator>
    <meta:initial-creator>Jim Chen</meta:initial-creator>
    <dc:date>2013-08-08T00:55:30</dc:date>
    <dc:creator>Jim Chen</dc:creator>
    <meta:document-statistic meta:table-count="0" meta:image-count="0" meta:object-count="0" meta:page-count="2" meta:paragraph-count="29" meta:word-count="2023" meta:character-count="2612" meta:non-whitespace-character-count="2546"/>
  </office:meta>
</office:document-meta>
</file>